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67cm"/>
    </style:style>
    <style:style style:name="co3" style:family="table-column">
      <style:table-column-properties fo:break-before="auto" style:column-width="5.12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6.733cm"/>
    </style:style>
    <style:style style:name="co6" style:family="table-column">
      <style:table-column-properties fo:break-before="auto" style:column-width="5.149cm"/>
    </style:style>
    <style:style style:name="co7" style:family="table-column">
      <style:table-column-properties fo:break-before="auto" style:column-width="3.688cm"/>
    </style:style>
    <style:style style:name="co8" style:family="table-column">
      <style:table-column-properties fo:break-before="auto" style:column-width="5.05cm"/>
    </style:style>
    <style:style style:name="co9" style:family="table-column">
      <style:table-column-properties fo:break-before="auto" style:column-width="5.396cm"/>
    </style:style>
    <style:style style:name="co10" style:family="table-column">
      <style:table-column-properties fo:break-before="auto" style:column-width="5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]/[.I41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269(Surfactant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]/[.I41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56(init_phi_flat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]/[.I41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70(init_c)</text:p>
          </table:table-cell>
        </table:table-row>
        <table:table-row table:style-name="ro1">
          <table:table-cell/>
          <table:table-cell office:value-type="float" office:value="7007" calcext:value-type="float">
            <text:p>7007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]/[.I41]" office:value-type="percentage" office:value="0" calcext:value-type="percentage">
            <text:p>0.00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09(grad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15" calcext:value-type="float">
            <text:p>0.015</text:p>
          </table:table-cell>
          <table:table-cell table:formula="of:=[.E5]/[.I41]" office:value-type="percentage" office:value="0.0000991853575962759" calcext:value-type="percentage">
            <text:p>0.01%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270(__init__)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formula="of:=[.E6]/[.I41]" office:value-type="percentage" office:value="0.000125634786288616" calcext:value-type="percentage">
            <text:p>0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45(BC_zeros)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formula="of:=[.E7]/[.I41]" office:value-type="percentage" office:value="0.000138859500634786" calcext:value-type="percentage">
            <text:p>0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31(BC_neg_standard)</text:p>
          </table:table-cell>
        </table:table-row>
        <table:table-row table:style-name="ro1">
          <table:table-cell/>
          <table:table-cell office:value-type="float" office:value="16017" calcext:value-type="float">
            <text:p>16017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table:formula="of:=[.E8]/[.I41]" office:value-type="percentage" office:value="0.000938954718578079" calcext:value-type="percentage">
            <text:p>0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17(BC_standard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table:formula="of:=[.E9]/[.I41]" office:value-type="percentage" office:value="0.00306813372831147" calcext:value-type="percentage">
            <text:p>0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86(calc_D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2" calcext:value-type="float">
            <text:p>0.72</text:p>
          </table:table-cell>
          <table:table-cell table:formula="of:=[.E10]/[.I41]" office:value-type="percentage" office:value="0.00476089716462124" calcext:value-type="percentage">
            <text:p>0.48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74(calc_h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6" calcext:value-type="float">
            <text:p>0.756</text:p>
          </table:table-cell>
          <table:table-cell table:formula="of:=[.E11]/[.I41]" office:value-type="percentage" office:value="0.00499894202285231" calcext:value-type="percentage">
            <text:p>0.50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81(calc_omega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7" calcext:value-type="float">
            <text:p>0.977</text:p>
          </table:table-cell>
          <table:table-cell table:formula="of:=[.E12]/[.I41]" office:value-type="percentage" office:value="0.00646027295810411" calcext:value-type="percentage">
            <text:p>0.65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69(calc_mu_c)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formula="of:=[.E13]/[.I41]" office:value-type="percentage" office:value="0.00648011002962336" calcext:value-type="percentage">
            <text:p>0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01(div)</text:p>
          </table:table-cell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office:value-type="float" office:value="1.86" calcext:value-type="float">
            <text:p>1.86</text:p>
          </table:table-cell>
          <table:table-cell office:value-type="float" office:value="0.001" calcext:value-type="float">
            <text:p>0.001</text:p>
          </table:table-cell>
          <table:table-cell office:value-type="float" office:value="1.86" calcext:value-type="float">
            <text:p>1.86</text:p>
          </table:table-cell>
          <table:table-cell table:formula="of:=[.E14]/[.I41]" office:value-type="percentage" office:value="0.0122989843419382" calcext:value-type="percentage">
            <text:p>1.23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96(lap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.959" calcext:value-type="float">
            <text:p>1.959</text:p>
          </table:table-cell>
          <table:table-cell office:value-type="float" office:value="0.002" calcext:value-type="float">
            <text:p>0.002</text:p>
          </table:table-cell>
          <table:table-cell office:value-type="float" office:value="1.996" calcext:value-type="float">
            <text:p>1.996</text:p>
          </table:table-cell>
          <table:table-cell table:formula="of:=[.E15]/[.I41]" office:value-type="percentage" office:value="0.0131982649174778" calcext:value-type="percentage">
            <text:p>1.32%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92(calc_sigma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001" calcext:value-type="float">
            <text:p>0.001</text:p>
          </table:table-cell>
          <table:table-cell office:value-type="float" office:value="2.389" calcext:value-type="float">
            <text:p>2.389</text:p>
          </table:table-cell>
          <table:table-cell table:formula="of:=[.E16]/[.I41]" office:value-type="percentage" office:value="0.0157969212865002" calcext:value-type="percentage">
            <text:p>1.58%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59(calc_mu_phi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2.066" calcext:value-type="float">
            <text:p>2.066</text:p>
          </table:table-cell>
          <table:table-cell office:value-type="float" office:value="0.002" calcext:value-type="float">
            <text:p>0.002</text:p>
          </table:table-cell>
          <table:table-cell office:value-type="float" office:value="3.701" calcext:value-type="float">
            <text:p>3.701</text:p>
          </table:table-cell>
          <table:table-cell table:formula="of:=[.E17]/[.I41]" office:value-type="percentage" office:value="0.0244723338975878" calcext:value-type="percentage">
            <text:p>2.45%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04(calc_f)</text:p>
          </table:table-cell>
        </table:table-row>
        <table:table-row table:style-name="ro1">
          <table:table-cell/>
          <table:table-cell office:value-type="float" office:value="15015" calcext:value-type="float">
            <text:p>15015</text:p>
          </table:table-cell>
          <table:table-cell office:value-type="float" office:value="3.728" calcext:value-type="float">
            <text:p>3.728</text:p>
          </table:table-cell>
          <table:table-cell office:value-type="float" office:value="0" calcext:value-type="float">
            <text:p>0</text:p>
          </table:table-cell>
          <table:table-cell office:value-type="float" office:value="3.728" calcext:value-type="float">
            <text:p>3.728</text:p>
          </table:table-cell>
          <table:table-cell table:formula="of:=[.E18]/[.I41]" office:value-type="percentage" office:value="0.0246508675412611" calcext:value-type="percentage">
            <text:p>2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91(dev_y)</text:p>
          </table:table-cell>
        </table:table-row>
        <table:table-row table:style-name="ro1">
          <table:table-cell/>
          <table:table-cell office:value-type="float" office:value="15015" calcext:value-type="float">
            <text:p>15015</text:p>
          </table:table-cell>
          <table:table-cell office:value-type="float" office:value="3.858" calcext:value-type="float">
            <text:p>3.858</text:p>
          </table:table-cell>
          <table:table-cell office:value-type="float" office:value="0" calcext:value-type="float">
            <text:p>0</text:p>
          </table:table-cell>
          <table:table-cell office:value-type="float" office:value="3.858" calcext:value-type="float">
            <text:p>3.858</text:p>
          </table:table-cell>
          <table:table-cell table:formula="of:=[.E19]/[.I41]" office:value-type="percentage" office:value="0.0255104739737622" calcext:value-type="percentage">
            <text:p>2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86(dev_x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3.287" calcext:value-type="float">
            <text:p>3.287</text:p>
          </table:table-cell>
          <table:table-cell office:value-type="float" office:value="0.003" calcext:value-type="float">
            <text:p>0.003</text:p>
          </table:table-cell>
          <table:table-cell office:value-type="float" office:value="3.936" calcext:value-type="float">
            <text:p>3.936</text:p>
          </table:table-cell>
          <table:table-cell table:formula="of:=[.E20]/[.I41]" office:value-type="percentage" office:value="0.0260262378332628" calcext:value-type="percentage">
            <text:p>2.60%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14(update_phi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4.89" calcext:value-type="float">
            <text:p>4.89</text:p>
          </table:table-cell>
          <table:table-cell office:value-type="float" office:value="0.005" calcext:value-type="float">
            <text:p>0.005</text:p>
          </table:table-cell>
          <table:table-cell office:value-type="float" office:value="6.475" calcext:value-type="float">
            <text:p>6.475</text:p>
          </table:table-cell>
          <table:table-cell table:formula="of:=[.E21]/[.I41]" office:value-type="percentage" office:value="0.0428150126957258" calcext:value-type="percentage">
            <text:p>4.28%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19(update_c)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3.301" calcext:value-type="float">
            <text:p>13.301</text:p>
          </table:table-cell>
          <table:table-cell office:value-type="float" office:value="0.013" calcext:value-type="float">
            <text:p>0.013</text:p>
          </table:table-cell>
          <table:table-cell office:value-type="float" office:value="14.149" calcext:value-type="float">
            <text:p>14.149</text:p>
          </table:table-cell>
          <table:table-cell table:formula="of:=[.E22]/[.I41]" office:value-type="percentage" office:value="0.0935582416419805" calcext:value-type="percentage">
            <text:p>9.36%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28(update_p)</text:p>
          </table:table-cell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7.713" calcext:value-type="float">
            <text:p>17.713</text:p>
          </table:table-cell>
          <table:table-cell table:formula="of:=[.E23]/[.I41]" office:value-type="percentage" office:value="0.117124682606856" calcext:value-type="percentage">
            <text:p>11.71%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_pocketfft.py:122(fft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7.825" calcext:value-type="float">
            <text:p>17.825</text:p>
          </table:table-cell>
          <table:table-cell table:formula="of:=[.E24]/[.I41]" office:value-type="percentage" office:value="0.117865266610241" calcext:value-type="percentage">
            <text:p>11.79%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_pocketfft.py:921(fft2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19.329" calcext:value-type="float">
            <text:p>19.329</text:p>
          </table:table-cell>
          <table:table-cell table:formula="of:=[.E25]/[.I41]" office:value-type="percentage" office:value="0.127810251798561" calcext:value-type="percentage">
            <text:p>12.78%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_pocketfft.py:219(ifft)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8" calcext:value-type="float">
            <text:p>8008</text:p>
          </table:table-cell>
          <table:table-cell office:value-type="float" office:value="36.839" calcext:value-type="float">
            <text:p>36.839</text:p>
          </table:table-cell>
          <table:table-cell office:value-type="float" office:value="0.005" calcext:value-type="float">
            <text:p>0.005</text:p>
          </table:table-cell>
          <table:table-cell office:value-type="float" office:value="36.839" calcext:value-type="float">
            <text:p>36.839</text:p>
          </table:table-cell>
          <table:table-cell table:formula="of:=[.E26]/[.I41]" office:value-type="percentage" office:value="0.243592625899281" calcext:value-type="percentage">
            <text:p>24.36%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fft._pocketfft_internal.execute}</text:p>
          </table:table-cell>
        </table:table-row>
        <table:table-row table:style-name="ro1">
          <table:table-cell/>
          <table:table-cell office:value-type="float" office:value="8008" calcext:value-type="float">
            <text:p>8008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36.956" calcext:value-type="float">
            <text:p>36.956</text:p>
          </table:table-cell>
          <table:table-cell table:formula="of:=[.E27]/[.I41]" office:value-type="percentage" office:value="0.244366271688532" calcext:value-type="percentage">
            <text:p>24.44%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_pocketfft.py:49(_raw_fft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37.26" calcext:value-type="float">
            <text:p>37.26</text:p>
          </table:table-cell>
          <table:table-cell table:formula="of:=[.E28]/[.I41]" office:value-type="percentage" office:value="0.246376428269149" calcext:value-type="percentage">
            <text:p>24.64%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_pocketfft.py:701(_raw_fftnd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37.585" calcext:value-type="float">
            <text:p>37.585</text:p>
          </table:table-cell>
          <table:table-cell office:value-type="float" office:value="0.093" calcext:value-type="float">
            <text:p>0.093</text:p>
          </table:table-cell>
          <table:table-cell office:value-type="float" office:value="40.477" calcext:value-type="float">
            <text:p>40.477</text:p>
          </table:table-cell>
          <table:table-cell table:formula="of:=[.E29]/[.I41]" office:value-type="percentage" office:value="0.267648381294964" calcext:value-type="percentage">
            <text:p>26.76%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pyio.py:1337(savetxt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39.979" calcext:value-type="float">
            <text:p>39.979</text:p>
          </table:table-cell>
          <table:table-cell office:value-type="float" office:value="0.04" calcext:value-type="float">
            <text:p>0.04</text:p>
          </table:table-cell>
          <table:table-cell office:value-type="float" office:value="77.49" calcext:value-type="float">
            <text:p>77.49</text:p>
          </table:table-cell>
          <table:table-cell table:formula="of:=[.E30]/[.I41]" office:value-type="percentage" office:value="0.512391557342361" calcext:value-type="percentage">
            <text:p>51.24%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39(update_u)</text:p>
          </table:table-cell>
        </table:table-row>
        <table:table-row table:style-name="ro1">
          <table:table-cell/>
          <table:table-cell office:value-type="string" calcext:value-type="string">
            <text:p>24836/441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77.765" calcext:value-type="float">
            <text:p>77.765</text:p>
          </table:table-cell>
          <table:table-cell table:formula="of:=[.E31]/[.I41]" office:value-type="percentage" office:value="0.51420995556496" calcext:value-type="percentage">
            <text:p>51.42%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_multiarray_umath.implement_array_function}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[.E32]/[.I41]" office:value-type="percentage" office:value="0.740584003385527" calcext:value-type="percentage">
            <text:p>74.06%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72(update_all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151.216" calcext:value-type="float">
            <text:p>151.216</text:p>
          </table:table-cell>
          <table:table-cell table:formula="of:=[.E33]/[.I41]" office:value-type="percentage" office:value="0.999894202285231" calcext:value-type="percentage">
            <text:p>99.99%</text:p>
          </table:table-cell>
          <table:table-cell office:value-type="float" office:value="157.979" calcext:value-type="float">
            <text:p>157.979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723(ru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51.232" calcext:value-type="float">
            <text:p>151.232</text:p>
          </table:table-cell>
          <table:table-cell table:formula="of:=[.E34]/[.I41]" office:value-type="percentage" office:value="1" calcext:value-type="percentage">
            <text:p>100.00%</text:p>
          </table:table-cell>
          <table:table-cell office:value-type="float" office:value="157.999" calcext:value-type="float">
            <text:p>157.999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747(run_simulation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econds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ncalls</text:p>
          </table:table-cell>
          <table:table-cell office:value-type="string" calcext:value-type="string">
            <text:p>tottime</text:p>
          </table:table-cell>
          <table:table-cell office:value-type="string" calcext:value-type="string">
            <text:p>percall</text:p>
          </table:table-cell>
          <table:table-cell office:value-type="string" calcext:value-type="string">
            <text:p>cumtime</text:p>
          </table:table-cell>
          <table:table-cell/>
          <table:table-cell office:value-type="string" calcext:value-type="string">
            <text:p>percall</text:p>
          </table:table-cell>
          <table:table-cell office:value-type="string" calcext:value-type="string">
            <text:p>filename:lineno(function)</text:p>
          </table:table-cell>
          <table:table-cell table:number-columns-repeated="2"/>
        </table:table-row>
        <table:table-row table:style-name="ro1">
          <table:table-cell office:value-type="float" office:value="589203" calcext:value-type="float">
            <text:p>589203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(568756</text:p>
          </table:table-cell>
          <table:table-cell office:value-type="string" calcext:value-type="string">
            <text:p>primitive</text:p>
          </table:table-cell>
          <table:table-cell/>
          <table:table-cell office:value-type="string" calcext:value-type="string">
            <text:p>calls)</text:p>
          </table:table-cell>
          <table:table-cell office:value-type="string" calcext:value-type="string">
            <text:p>in</text:p>
          </table:table-cell>
          <table:table-cell office:value-type="float" office:value="151.232" calcext:value-type="float">
            <text:p>151.232</text:p>
          </table:table-cell>
          <table:table-cell/>
        </table:table-row>
        <table:table-row table:style-name="ro1">
          <table:table-cell table:number-columns-repeated="8"/>
          <table:table-cell table:formula="of:=[.I41]/60" office:value-type="float" office:value="2.52053333333333" calcext:value-type="float">
            <text:p>2.52053333333333</text:p>
          </table:table-cell>
          <table:table-cell/>
        </table:table-row>
        <table:table-row table:style-name="ro1" table:number-rows-repeated="104853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]/[.E25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72(init_phi_flat)</text:p>
          </table:table-cell>
          <table:table-cell table:style-name="ce1" table:formula="of:=[.F1]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56(init_phi_flat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]/[.E25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86(init_c)</text:p>
          </table:table-cell>
          <table:table-cell table:style-name="ce1" table:formula="of:=[.F2]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70(init_c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formula="of:=[.E3]/[.E25]" office:value-type="percentage" office:value="0.000258787352909835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63(BC_zeros)</text:p>
          </table:table-cell>
          <table:table-cell table:style-name="ce1" table:formula="of:=[.F3]" office:value-type="percentage" office:value="0.000258787352909835" calcext:value-type="percentage">
            <text:p>0.03%</text:p>
          </table:table-cell>
          <table:table-cell office:value-type="percentage" office:value="0.000125634786288616" calcext:value-type="percentage">
            <text:p>0.01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45(BC_zero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formula="of:=[.E4]/[.E25]" office:value-type="percentage" office:value="0.000334901280236258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49(BC_neg_standard)</text:p>
          </table:table-cell>
          <table:table-cell table:style-name="ce1" table:formula="of:=[.F4]" office:value-type="percentage" office:value="0.000334901280236258" calcext:value-type="percentage">
            <text:p>0.03%</text:p>
          </table:table-cell>
          <table:table-cell office:value-type="percentage" office:value="0.000138859500634786" calcext:value-type="percentage">
            <text:p>0.01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31(BC_neg_standard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24" calcext:value-type="float">
            <text:p>0.024</text:p>
          </table:table-cell>
          <table:table-cell table:formula="of:=[.E5]/[.E25]" office:value-type="percentage" office:value="0.000365346851166826" calcext:value-type="percentage">
            <text:p>0.04%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271(__init__)</text:p>
          </table:table-cell>
          <table:table-cell table:style-name="ce1" table:formula="of:=[.F5]" office:value-type="percentage" office:value="0.000365346851166826" calcext:value-type="percentage">
            <text:p>0.04%</text:p>
          </table:table-cell>
          <table:table-cell office:value-type="percentage" office:value="0.0000991853575962759" calcext:value-type="percentage">
            <text:p>0.01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270(__init__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table:formula="of:=[.E6]/[.E25]" office:value-type="percentage" office:value="0.00164406083025072" calcext:value-type="percentage">
            <text:p>0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05(calc_D)</text:p>
          </table:table-cell>
          <table:table-cell table:style-name="ce1" table:formula="of:=[.F6]" office:value-type="percentage" office:value="0.00164406083025072" calcext:value-type="percentage">
            <text:p>0.16%</text:p>
          </table:table-cell>
          <table:table-cell office:value-type="percentage" office:value="0.00306813372831147" calcext:value-type="percentage">
            <text:p>0.31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86(calc_D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17" calcext:value-type="float">
            <text:p>16017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table:formula="of:=[.E7]/[.E25]" office:value-type="percentage" office:value="0.00196373932502169" calcext:value-type="percentage">
            <text:p>0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35(BC_standard)</text:p>
          </table:table-cell>
          <table:table-cell table:style-name="ce1" table:formula="of:=[.F7]" office:value-type="percentage" office:value="0.00196373932502169" calcext:value-type="percentage">
            <text:p>0.20%</text:p>
          </table:table-cell>
          <table:table-cell office:value-type="percentage" office:value="0.000938954718578079" calcext:value-type="percentage">
            <text:p>0.09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17(BC_standard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516" calcext:value-type="float">
            <text:p>0.5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6" calcext:value-type="float">
            <text:p>0.516</text:p>
          </table:table-cell>
          <table:table-cell table:formula="of:=[.E8]/[.E25]" office:value-type="percentage" office:value="0.00785495730008677" calcext:value-type="percentage">
            <text:p>0.79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00(calc_omega)</text:p>
          </table:table-cell>
          <table:table-cell table:style-name="ce1" table:formula="of:=[.F8]" office:value-type="percentage" office:value="0.00785495730008677" calcext:value-type="percentage">
            <text:p>0.79%</text:p>
          </table:table-cell>
          <table:table-cell office:value-type="percentage" office:value="0.00499894202285231" calcext:value-type="percentage">
            <text:p>0.50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81(calc_omeg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.013" calcext:value-type="float">
            <text:p>1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3" calcext:value-type="float">
            <text:p>1.013</text:p>
          </table:table-cell>
          <table:table-cell table:formula="of:=[.E9]/[.E25]" office:value-type="percentage" office:value="0.0154206816763331" calcext:value-type="percentage">
            <text:p>1.54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30(neg_dot)</text:p>
          </table:table-cell>
          <table:table-cell table:style-name="ce1" table:formula="of:=[.F9]" office:value-type="percentage" office:value="0.0154206816763331" calcext:value-type="percentage">
            <text:p>1.54%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4" calcext:value-type="float">
            <text:p>1.084</text:p>
          </table:table-cell>
          <table:table-cell table:formula="of:=[.E10]/[.E25]" office:value-type="percentage" office:value="0.0165014994443683" calcext:value-type="percentage">
            <text:p>1.65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94(calc_h)</text:p>
          </table:table-cell>
          <table:table-cell table:style-name="ce1" table:formula="of:=[.F10]" office:value-type="percentage" office:value="0.0165014994443683" calcext:value-type="percentage">
            <text:p>1.65%</text:p>
          </table:table-cell>
          <table:table-cell office:value-type="percentage" office:value="0.00476089716462124" calcext:value-type="percentage">
            <text:p>0.48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74(calc_h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formula="of:=[.E11]/[.E25]" office:value-type="percentage" office:value="0.0231081883363018" calcext:value-type="percentage">
            <text:p>2.31%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37(update_phi)</text:p>
          </table:table-cell>
          <table:table-cell table:style-name="ce1" table:formula="of:=[.F11]" office:value-type="percentage" office:value="0.0231081883363018" calcext:value-type="percentage">
            <text:p>2.31%</text:p>
          </table:table-cell>
          <table:table-cell office:value-type="percentage" office:value="0.0260262378332628" calcext:value-type="percentage">
            <text:p>2.60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14(update_phi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341" calcext:value-type="float">
            <text:p>0.341</text:p>
          </table:table-cell>
          <table:table-cell office:value-type="float" office:value="0" calcext:value-type="float">
            <text:p>0</text:p>
          </table:table-cell>
          <table:table-cell office:value-type="float" office:value="1.593" calcext:value-type="float">
            <text:p>1.593</text:p>
          </table:table-cell>
          <table:table-cell table:formula="of:=[.E12]/[.E25]" office:value-type="percentage" office:value="0.0242498972461981" calcext:value-type="percentage">
            <text:p>2.42%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87(calc_mu_c)</text:p>
          </table:table-cell>
          <table:table-cell table:style-name="ce1" table:formula="of:=[.F12]" office:value-type="percentage" office:value="0.0242498972461981" calcext:value-type="percentage">
            <text:p>2.42%</text:p>
          </table:table-cell>
          <table:table-cell office:value-type="percentage" office:value="0.00646027295810411" calcext:value-type="percentage">
            <text:p>0.65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69(calc_mu_c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 office:value-type="float" office:value="1.625" calcext:value-type="float">
            <text:p>1.625</text:p>
          </table:table-cell>
          <table:table-cell table:formula="of:=[.E13]/[.E25]" office:value-type="percentage" office:value="0.0247370263810872" calcext:value-type="percentage">
            <text:p>2.47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17(div)</text:p>
          </table:table-cell>
          <table:table-cell table:style-name="ce1" table:formula="of:=[.F13]" office:value-type="percentage" office:value="0.0247370263810872" calcext:value-type="percentage">
            <text:p>2.47%</text:p>
          </table:table-cell>
          <table:table-cell office:value-type="percentage" office:value="0.00648011002962336" calcext:value-type="percentage">
            <text:p>0.65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01(div)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office:value-type="float" office:value="1.799" calcext:value-type="float">
            <text:p>1.799</text:p>
          </table:table-cell>
          <table:table-cell office:value-type="float" office:value="0.001" calcext:value-type="float">
            <text:p>0.001</text:p>
          </table:table-cell>
          <table:table-cell office:value-type="float" office:value="1.799" calcext:value-type="float">
            <text:p>1.799</text:p>
          </table:table-cell>
          <table:table-cell table:formula="of:=[.E14]/[.E25]" office:value-type="percentage" office:value="0.0273857910520467" calcext:value-type="percentage">
            <text:p>2.74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12(lap)</text:p>
          </table:table-cell>
          <table:table-cell table:style-name="ce1" table:formula="of:=[.F14]" office:value-type="percentage" office:value="0.0273857910520467" calcext:value-type="percentage">
            <text:p>2.74%</text:p>
          </table:table-cell>
          <table:table-cell office:value-type="percentage" office:value="0.0122989843419382" calcext:value-type="percentage">
            <text:p>1.23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96(lap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001" calcext:value-type="float">
            <text:p>0.001</text:p>
          </table:table-cell>
          <table:table-cell office:value-type="float" office:value="2.083" calcext:value-type="float">
            <text:p>2.083</text:p>
          </table:table-cell>
          <table:table-cell table:formula="of:=[.E15]/[.E25]" office:value-type="percentage" office:value="0.0317090621241875" calcext:value-type="percentage">
            <text:p>3.17%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77(calc_mu_phi)</text:p>
          </table:table-cell>
          <table:table-cell table:style-name="ce1" table:formula="of:=[.F15]" office:value-type="percentage" office:value="0.0317090621241875" calcext:value-type="percentage">
            <text:p>3.17%</text:p>
          </table:table-cell>
          <table:table-cell office:value-type="percentage" office:value="0.0157969212865002" calcext:value-type="percentage">
            <text:p>1.58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59(calc_mu_phi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14" calcext:value-type="float">
            <text:p>14014</text:p>
          </table:table-cell>
          <table:table-cell office:value-type="float" office:value="3.113" calcext:value-type="float">
            <text:p>3.113</text:p>
          </table:table-cell>
          <table:table-cell office:value-type="float" office:value="0" calcext:value-type="float">
            <text:p>0</text:p>
          </table:table-cell>
          <table:table-cell office:value-type="float" office:value="3.113" calcext:value-type="float">
            <text:p>3.113</text:p>
          </table:table-cell>
          <table:table-cell table:formula="of:=[.E16]/[.E25]" office:value-type="percentage" office:value="0.0473885311534305" calcext:value-type="percentage">
            <text:p>4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07(dev_y)</text:p>
          </table:table-cell>
          <table:table-cell table:style-name="ce1" table:formula="of:=[.F16]" office:value-type="percentage" office:value="0.0473885311534305" calcext:value-type="percentage">
            <text:p>4.74%</text:p>
          </table:table-cell>
          <table:table-cell office:value-type="percentage" office:value="0.0246508675412611" calcext:value-type="percentage">
            <text:p>2.47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91(dev_y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14" calcext:value-type="float">
            <text:p>14014</text:p>
          </table:table-cell>
          <table:table-cell office:value-type="float" office:value="3.14" calcext:value-type="float">
            <text:p>3.1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table:formula="of:=[.E17]/[.E25]" office:value-type="percentage" office:value="0.0477995463609931" calcext:value-type="percentage">
            <text:p>4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02(dev_x)</text:p>
          </table:table-cell>
          <table:table-cell table:style-name="ce1" table:formula="of:=[.F17]" office:value-type="percentage" office:value="0.0477995463609931" calcext:value-type="percentage">
            <text:p>4.78%</text:p>
          </table:table-cell>
          <table:table-cell office:value-type="percentage" office:value="0.0255104739737622" calcext:value-type="percentage">
            <text:p>2.55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486(dev_x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001" calcext:value-type="float">
            <text:p>0.001</text:p>
          </table:table-cell>
          <table:table-cell office:value-type="float" office:value="3.25" calcext:value-type="float">
            <text:p>3.25</text:p>
          </table:table-cell>
          <table:table-cell table:formula="of:=[.E18]/[.E25]" office:value-type="percentage" office:value="0.0494740527621744" calcext:value-type="percentage">
            <text:p>4.95%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11(calc_sigma)</text:p>
          </table:table-cell>
          <table:table-cell table:style-name="ce1" table:formula="of:=[.F18]" office:value-type="percentage" office:value="0.0494740527621744" calcext:value-type="percentage">
            <text:p>4.95%</text:p>
          </table:table-cell>
          <table:table-cell office:value-type="percentage" office:value="0.0131982649174778" calcext:value-type="percentage">
            <text:p>1.32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92(calc_sigm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3.863" calcext:value-type="float">
            <text:p>3.863</text:p>
          </table:table-cell>
          <table:table-cell table:formula="of:=[.E19]/[.E25]" office:value-type="percentage" office:value="0.0588056202523938" calcext:value-type="percentage">
            <text:p>5.88%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42(update_c)</text:p>
          </table:table-cell>
          <table:table-cell table:style-name="ce1" table:formula="of:=[.F19]" office:value-type="percentage" office:value="0.0588056202523938" calcext:value-type="percentage">
            <text:p>5.88%</text:p>
          </table:table-cell>
          <table:table-cell office:value-type="percentage" office:value="0.0428150126957258" calcext:value-type="percentage">
            <text:p>4.28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19(update_c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0" calcext:value-type="float">
            <text:p>10010</text:p>
          </table:table-cell>
          <table:table-cell office:value-type="float" office:value="4.743" calcext:value-type="float">
            <text:p>4.743</text:p>
          </table:table-cell>
          <table:table-cell office:value-type="float" office:value="0" calcext:value-type="float">
            <text:p>0</text:p>
          </table:table-cell>
          <table:table-cell office:value-type="float" office:value="4.743" calcext:value-type="float">
            <text:p>4.743</text:p>
          </table:table-cell>
          <table:table-cell table:formula="of:=[.E20]/[.E25]" office:value-type="percentage" office:value="0.0722016714618441" calcext:value-type="percentage">
            <text:p>7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525(dot)</text:p>
          </table:table-cell>
          <table:table-cell table:style-name="ce1" table:formula="of:=[.F20]" office:value-type="percentage" office:value="0.0722016714618441" calcext:value-type="percentage">
            <text:p>7.22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2.07" calcext:value-type="float">
            <text:p>2.07</text:p>
          </table:table-cell>
          <table:table-cell office:value-type="float" office:value="0.002" calcext:value-type="float">
            <text:p>0.002</text:p>
          </table:table-cell>
          <table:table-cell office:value-type="float" office:value="4.888" calcext:value-type="float">
            <text:p>4.888</text:p>
          </table:table-cell>
          <table:table-cell table:formula="of:=[.E21]/[.E25]" office:value-type="percentage" office:value="0.0744089753543103" calcext:value-type="percentage">
            <text:p>7.44%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26(calc_f)</text:p>
          </table:table-cell>
          <table:table-cell table:style-name="ce1" table:formula="of:=[.F21]" office:value-type="percentage" office:value="0.0744089753543103" calcext:value-type="percentage">
            <text:p>7.44%</text:p>
          </table:table-cell>
          <table:table-cell office:value-type="percentage" office:value="0.0244723338975878" calcext:value-type="percentage">
            <text:p>2.45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04(calc_f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2.761" calcext:value-type="float">
            <text:p>2.761</text:p>
          </table:table-cell>
          <table:table-cell office:value-type="float" office:value="0.003" calcext:value-type="float">
            <text:p>0.003</text:p>
          </table:table-cell>
          <table:table-cell office:value-type="float" office:value="5.17" calcext:value-type="float">
            <text:p>5.17</text:p>
          </table:table-cell>
          <table:table-cell table:formula="of:=[.E22]/[.E25]" office:value-type="percentage" office:value="0.0787018008555206" calcext:value-type="percentage">
            <text:p>7.87%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52(update_p)</text:p>
          </table:table-cell>
          <table:table-cell table:style-name="ce1" table:formula="of:=[.F22]" office:value-type="percentage" office:value="0.0787018008555206" calcext:value-type="percentage">
            <text:p>7.87%</text:p>
          </table:table-cell>
          <table:table-cell office:value-type="percentage" office:value="0.0935582416419805" calcext:value-type="percentage">
            <text:p>9.36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28(update_p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office:value-type="float" office:value="27.908" calcext:value-type="float">
            <text:p>27.908</text:p>
          </table:table-cell>
          <table:table-cell table:formula="of:=[.E23]/[.E25]" office:value-type="percentage" office:value="0.424837496765158" calcext:value-type="percentage">
            <text:p>42.48%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96(update_all)</text:p>
          </table:table-cell>
          <table:table-cell table:style-name="ce1" table:formula="of:=[.F23]" office:value-type="percentage" office:value="0.424837496765158" calcext:value-type="percentage">
            <text:p>42.48%</text:p>
          </table:table-cell>
          <table:table-cell office:value-type="percentage" office:value="0.740584003385527" calcext:value-type="percentage">
            <text:p>74.06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672(update_all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65.662" calcext:value-type="float">
            <text:p>65.662</text:p>
          </table:table-cell>
          <table:table-cell table:formula="of:=[.E24]/[.E25]" office:value-type="percentage" office:value="0.999558539221507" calcext:value-type="percentage">
            <text:p>99.96%</text:p>
          </table:table-cell>
          <table:table-cell office:value-type="float" office:value="65.662" calcext:value-type="float">
            <text:p>65.662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749(run)</text:p>
          </table:table-cell>
          <table:table-cell table:style-name="ce1" table:formula="of:=[.F24]" office:value-type="percentage" office:value="0.999558539221507" calcext:value-type="percentage">
            <text:p>99.96%</text:p>
          </table:table-cell>
          <table:table-cell office:value-type="percentage" office:value="0.999894202285231" calcext:value-type="percentage">
            <text:p>99.99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723(ru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65.691" calcext:value-type="float">
            <text:p>65.691</text:p>
          </table:table-cell>
          <table:table-cell table:formula="of:=[.E25]/[.E25]" office:value-type="percentage" office:value="1" calcext:value-type="percentage">
            <text:p>100.00%</text:p>
          </table:table-cell>
          <table:table-cell office:value-type="float" office:value="65.691" calcext:value-type="float">
            <text:p>65.691</text:p>
          </table:table-cell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777(run_simulation)</text:p>
          </table:table-cell>
          <table:table-cell table:style-name="ce1" table:formula="of:=[.F25]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surfactant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.py:747(run_simulation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EW</text:p>
          </table:table-cell>
          <table:table-cell/>
          <table:table-cell table:style-name="Default"/>
          <table:table-cell office:value-type="string" calcext:value-type="string">
            <text:p>OLD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459(init_phi_fla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.py:472(init_phi_flat)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file.py:456(init_phi_flat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473(init_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.py:486(init_c)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file.py:470(init_c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63(BC_zeros)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file.py:563(BC_zeros)</text:p>
          </table:table-cell>
          <table:table-cell office:value-type="float" office:value="0.017" calcext:value-type="float">
            <text:p>0.017</text:p>
          </table:table-cell>
          <table:table-cell table:style-name="Default" office:value-type="float" office:value="0.019" calcext:value-type="float">
            <text:p>0.019</text:p>
          </table:table-cell>
          <table:table-cell office:value-type="string" calcext:value-type="string">
            <text:p>file.py:545(BC_zeros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49(BC_neg_standard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file.py:549(BC_neg_standard)</text:p>
          </table:table-cell>
          <table:table-cell office:value-type="float" office:value="0.022" calcext:value-type="float">
            <text:p>0.022</text:p>
          </table:table-cell>
          <table:table-cell table:style-name="Default" office:value-type="float" office:value="0.021" calcext:value-type="float">
            <text:p>0.021</text:p>
          </table:table-cell>
          <table:table-cell office:value-type="string" calcext:value-type="string">
            <text:p>file.py:531(BC_neg_standard)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0.024" calcext:value-type="float">
            <text:p>0.024</text:p>
          </table:table-cell>
          <table:table-cell office:value-type="string" calcext:value-type="string">
            <text:p>file.py:271(__init__)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ce2" office:value-type="string" calcext:value-type="string">
            <text:p>file.py:270(__init__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605(calc_D)</text:p>
          </table:table-cell>
          <table:table-cell office:value-type="float" office:value="0.558" calcext:value-type="float">
            <text:p>0.558</text:p>
          </table:table-cell>
          <table:table-cell office:value-type="float" office:value="0.108" calcext:value-type="float">
            <text:p>0.108</text:p>
          </table:table-cell>
          <table:table-cell table:style-name="ce2" office:value-type="string" calcext:value-type="string">
            <text:p>file.py:605(calc_D)</text:p>
          </table:table-cell>
          <table:table-cell office:value-type="float" office:value="0.108" calcext:value-type="float">
            <text:p>0.108</text:p>
          </table:table-cell>
          <table:table-cell table:style-name="Default" office:value-type="float" office:value="0.464" calcext:value-type="float">
            <text:p>0.464</text:p>
          </table:table-cell>
          <table:table-cell office:value-type="string" calcext:value-type="string">
            <text:p>file.py:586(calc_D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35(BC_standard)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ile.py:535(BC_standard)</text:p>
          </table:table-cell>
          <table:table-cell office:value-type="float" office:value="0.129" calcext:value-type="float">
            <text:p>0.129</text:p>
          </table:table-cell>
          <table:table-cell table:style-name="Default" office:value-type="float" office:value="0.142" calcext:value-type="float">
            <text:p>0.142</text:p>
          </table:table-cell>
          <table:table-cell office:value-type="string" calcext:value-type="string">
            <text:p>file.py:517(BC_standard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600(calc_omega)</text:p>
          </table:table-cell>
          <table:table-cell office:value-type="float" office:value="0.476" calcext:value-type="float">
            <text:p>0.476</text:p>
          </table:table-cell>
          <table:table-cell office:value-type="float" office:value="0.516" calcext:value-type="float">
            <text:p>0.516</text:p>
          </table:table-cell>
          <table:table-cell table:style-name="ce2" office:value-type="string" calcext:value-type="string">
            <text:p>file.py:600(calc_omega)</text:p>
          </table:table-cell>
          <table:table-cell office:value-type="float" office:value="0.516" calcext:value-type="float">
            <text:p>0.516</text:p>
          </table:table-cell>
          <table:table-cell table:style-name="Default" office:value-type="float" office:value="0.756" calcext:value-type="float">
            <text:p>0.756</text:p>
          </table:table-cell>
          <table:table-cell office:value-type="string" calcext:value-type="string">
            <text:p>file.py:581(calc_omega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30(neg_dot)</text:p>
          </table:table-cell>
          <table:table-cell office:value-type="float" office:value="0.985" calcext:value-type="float">
            <text:p>0.985</text:p>
          </table:table-cell>
          <table:table-cell office:value-type="float" office:value="1.013" calcext:value-type="float">
            <text:p>1.013</text:p>
          </table:table-cell>
          <table:table-cell office:value-type="string" calcext:value-type="string">
            <text:p>file.py:530(neg_dot)</text:p>
          </table:table-cell>
          <table:table-cell office:value-type="float" office:value="1.013" calcext:value-type="float">
            <text:p>1.013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file.py:594(calc_h)</text:p>
          </table:table-cell>
          <table:table-cell office:value-type="float" office:value="0.929" calcext:value-type="float">
            <text:p>0.929</text:p>
          </table:table-cell>
          <table:table-cell office:value-type="float" office:value="1.084" calcext:value-type="float">
            <text:p>1.084</text:p>
          </table:table-cell>
          <table:table-cell office:value-type="string" calcext:value-type="string">
            <text:p>file.py:594(calc_h)</text:p>
          </table:table-cell>
          <table:table-cell office:value-type="float" office:value="1.084" calcext:value-type="float">
            <text:p>1.084</text:p>
          </table:table-cell>
          <table:table-cell table:style-name="Default" office:value-type="float" office:value="0.72" calcext:value-type="float">
            <text:p>0.72</text:p>
          </table:table-cell>
          <table:table-cell table:style-name="ce2" office:value-type="string" calcext:value-type="string">
            <text:p>file.py:574(calc_h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637(update_phi)</text:p>
          </table:table-cell>
          <table:table-cell office:value-type="float" office:value="1.608" calcext:value-type="float">
            <text:p>1.608</text:p>
          </table:table-cell>
          <table:table-cell office:value-type="float" office:value="1.518" calcext:value-type="float">
            <text:p>1.518</text:p>
          </table:table-cell>
          <table:table-cell table:style-name="ce2" office:value-type="string" calcext:value-type="string">
            <text:p>file.py:637(update_phi)</text:p>
          </table:table-cell>
          <table:table-cell office:value-type="float" office:value="1.518" calcext:value-type="float">
            <text:p>1.518</text:p>
          </table:table-cell>
          <table:table-cell table:style-name="Default" office:value-type="float" office:value="3.936" calcext:value-type="float">
            <text:p>3.936</text:p>
          </table:table-cell>
          <table:table-cell office:value-type="string" calcext:value-type="string">
            <text:p>file.py:614(update_phi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87(calc_mu_c)</text:p>
          </table:table-cell>
          <table:table-cell office:value-type="float" office:value="1.687" calcext:value-type="float">
            <text:p>1.687</text:p>
          </table:table-cell>
          <table:table-cell office:value-type="float" office:value="1.593" calcext:value-type="float">
            <text:p>1.593</text:p>
          </table:table-cell>
          <table:table-cell office:value-type="string" calcext:value-type="string">
            <text:p>file.py:587(calc_mu_c)</text:p>
          </table:table-cell>
          <table:table-cell office:value-type="float" office:value="1.593" calcext:value-type="float">
            <text:p>1.593</text:p>
          </table:table-cell>
          <table:table-cell table:style-name="Default" office:value-type="float" office:value="0.977" calcext:value-type="float">
            <text:p>0.977</text:p>
          </table:table-cell>
          <table:table-cell table:style-name="ce2" office:value-type="string" calcext:value-type="string">
            <text:p>file.py:569(calc_mu_c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10(div)</text:p>
          </table:table-cell>
          <table:table-cell office:value-type="float" office:value="2.177" calcext:value-type="float">
            <text:p>2.177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file.py:517(div)</text:p>
          </table:table-cell>
          <table:table-cell office:value-type="float" office:value="1.625" calcext:value-type="float">
            <text:p>1.625</text:p>
          </table:table-cell>
          <table:table-cell table:style-name="Default" office:value-type="float" office:value="0.98" calcext:value-type="float">
            <text:p>0.98</text:p>
          </table:table-cell>
          <table:table-cell table:style-name="ce2" office:value-type="string" calcext:value-type="string">
            <text:p>file.py:501(div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05(lap)</text:p>
          </table:table-cell>
          <table:table-cell office:value-type="float" office:value="1.973" calcext:value-type="float">
            <text:p>1.973</text:p>
          </table:table-cell>
          <table:table-cell office:value-type="float" office:value="1.799" calcext:value-type="float">
            <text:p>1.799</text:p>
          </table:table-cell>
          <table:table-cell office:value-type="string" calcext:value-type="string">
            <text:p>file.py:512(lap)</text:p>
          </table:table-cell>
          <table:table-cell office:value-type="float" office:value="1.799" calcext:value-type="float">
            <text:p>1.799</text:p>
          </table:table-cell>
          <table:table-cell table:style-name="Default" office:value-type="float" office:value="1.86" calcext:value-type="float">
            <text:p>1.86</text:p>
          </table:table-cell>
          <table:table-cell office:value-type="string" calcext:value-type="string">
            <text:p>file.py:496(lap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77(calc_mu_phi)</text:p>
          </table:table-cell>
          <table:table-cell office:value-type="float" office:value="2.86" calcext:value-type="float">
            <text:p>2.86</text:p>
          </table:table-cell>
          <table:table-cell office:value-type="float" office:value="2.083" calcext:value-type="float">
            <text:p>2.083</text:p>
          </table:table-cell>
          <table:table-cell table:style-name="ce2" office:value-type="string" calcext:value-type="string">
            <text:p>file.py:577(calc_mu_phi)</text:p>
          </table:table-cell>
          <table:table-cell office:value-type="float" office:value="2.083" calcext:value-type="float">
            <text:p>2.083</text:p>
          </table:table-cell>
          <table:table-cell table:style-name="Default" office:value-type="float" office:value="2.389" calcext:value-type="float">
            <text:p>2.389</text:p>
          </table:table-cell>
          <table:table-cell office:value-type="string" calcext:value-type="string">
            <text:p>file.py:559(calc_mu_phi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00(dev_y)</text:p>
          </table:table-cell>
          <table:table-cell office:value-type="float" office:value="0.391" calcext:value-type="float">
            <text:p>0.391</text:p>
          </table:table-cell>
          <table:table-cell office:value-type="float" office:value="3.113" calcext:value-type="float">
            <text:p>3.113</text:p>
          </table:table-cell>
          <table:table-cell office:value-type="string" calcext:value-type="string">
            <text:p>file.py:507(dev_y)</text:p>
          </table:table-cell>
          <table:table-cell office:value-type="float" office:value="3.113" calcext:value-type="float">
            <text:p>3.113</text:p>
          </table:table-cell>
          <table:table-cell table:style-name="Default" office:value-type="float" office:value="3.728" calcext:value-type="float">
            <text:p>3.728</text:p>
          </table:table-cell>
          <table:table-cell office:value-type="string" calcext:value-type="string">
            <text:p>file.py:491(dev_y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495(dev_x)</text:p>
          </table:table-cell>
          <table:table-cell office:value-type="float" office:value="0.399" calcext:value-type="float">
            <text:p>0.399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file.py:502(dev_x)</text:p>
          </table:table-cell>
          <table:table-cell office:value-type="float" office:value="3.14" calcext:value-type="float">
            <text:p>3.14</text:p>
          </table:table-cell>
          <table:table-cell table:style-name="Default" office:value-type="float" office:value="3.858" calcext:value-type="float">
            <text:p>3.858</text:p>
          </table:table-cell>
          <table:table-cell office:value-type="string" calcext:value-type="string">
            <text:p>file.py:486(dev_x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612(calc_sigma)</text:p>
          </table:table-cell>
          <table:table-cell office:value-type="float" office:value="3.618" calcext:value-type="float">
            <text:p>3.618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ile.py:611(calc_sigma)</text:p>
          </table:table-cell>
          <table:table-cell office:value-type="float" office:value="3.25" calcext:value-type="float">
            <text:p>3.25</text:p>
          </table:table-cell>
          <table:table-cell table:style-name="Default" office:value-type="float" office:value="1.996" calcext:value-type="float">
            <text:p>1.996</text:p>
          </table:table-cell>
          <table:table-cell table:style-name="ce2" office:value-type="string" calcext:value-type="string">
            <text:p>file.py:592(calc_sigma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642(update_c)</text:p>
          </table:table-cell>
          <table:table-cell office:value-type="float" office:value="2.51" calcext:value-type="float">
            <text:p>2.51</text:p>
          </table:table-cell>
          <table:table-cell office:value-type="float" office:value="3.863" calcext:value-type="float">
            <text:p>3.863</text:p>
          </table:table-cell>
          <table:table-cell table:style-name="ce2" office:value-type="string" calcext:value-type="string">
            <text:p>file.py:642(update_c)</text:p>
          </table:table-cell>
          <table:table-cell office:value-type="float" office:value="3.863" calcext:value-type="float">
            <text:p>3.863</text:p>
          </table:table-cell>
          <table:table-cell table:style-name="Default" office:value-type="float" office:value="6.475" calcext:value-type="float">
            <text:p>6.475</text:p>
          </table:table-cell>
          <table:table-cell office:value-type="string" calcext:value-type="string">
            <text:p>file.py:619(update_c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518(dot)</text:p>
          </table:table-cell>
          <table:table-cell office:value-type="float" office:value="3.426" calcext:value-type="float">
            <text:p>3.426</text:p>
          </table:table-cell>
          <table:table-cell office:value-type="float" office:value="4.743" calcext:value-type="float">
            <text:p>4.743</text:p>
          </table:table-cell>
          <table:table-cell office:value-type="string" calcext:value-type="string">
            <text:p>file.py:525(dot)</text:p>
          </table:table-cell>
          <table:table-cell office:value-type="float" office:value="4.743" calcext:value-type="float">
            <text:p>4.74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le.py:626(calc_f)</text:p>
          </table:table-cell>
          <table:table-cell office:value-type="float" office:value="5.429" calcext:value-type="float">
            <text:p>5.429</text:p>
          </table:table-cell>
          <table:table-cell office:value-type="float" office:value="4.888" calcext:value-type="float">
            <text:p>4.888</text:p>
          </table:table-cell>
          <table:table-cell office:value-type="string" calcext:value-type="string">
            <text:p>file.py:626(calc_f)</text:p>
          </table:table-cell>
          <table:table-cell office:value-type="float" office:value="4.888" calcext:value-type="float">
            <text:p>4.888</text:p>
          </table:table-cell>
          <table:table-cell table:style-name="Default" office:value-type="float" office:value="3.701" calcext:value-type="float">
            <text:p>3.701</text:p>
          </table:table-cell>
          <table:table-cell table:style-name="ce2" office:value-type="string" calcext:value-type="string">
            <text:p>file.py:604(calc_f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651(update_p)</text:p>
          </table:table-cell>
          <table:table-cell office:value-type="float" office:value="5.535" calcext:value-type="float">
            <text:p>5.535</text:p>
          </table:table-cell>
          <table:table-cell office:value-type="float" office:value="5.17" calcext:value-type="float">
            <text:p>5.17</text:p>
          </table:table-cell>
          <table:table-cell table:style-name="ce2" office:value-type="string" calcext:value-type="string">
            <text:p>file.py:652(update_p)</text:p>
          </table:table-cell>
          <table:table-cell office:value-type="float" office:value="5.17" calcext:value-type="float">
            <text:p>5.17</text:p>
          </table:table-cell>
          <table:table-cell table:style-name="Default" office:value-type="float" office:value="14.149" calcext:value-type="float">
            <text:p>14.149</text:p>
          </table:table-cell>
          <table:table-cell office:value-type="string" calcext:value-type="string">
            <text:p>file.py:628(update_p)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ile.py:695(update_all)</text:p>
          </table:table-cell>
          <table:table-cell office:value-type="float" office:value="29.44" calcext:value-type="float">
            <text:p>29.44</text:p>
          </table:table-cell>
          <table:table-cell office:value-type="float" office:value="27.908" calcext:value-type="float">
            <text:p>27.908</text:p>
          </table:table-cell>
          <table:table-cell office:value-type="string" calcext:value-type="string">
            <text:p>file.py:696(update_all)</text:p>
          </table:table-cell>
          <table:table-cell office:value-type="float" office:value="27.908" calcext:value-type="float">
            <text:p>27.908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file.py:672(update_all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748(run)</text:p>
          </table:table-cell>
          <table:table-cell office:value-type="float" office:value="67.603" calcext:value-type="float">
            <text:p>67.603</text:p>
          </table:table-cell>
          <table:table-cell office:value-type="float" office:value="65.662" calcext:value-type="float">
            <text:p>65.662</text:p>
          </table:table-cell>
          <table:table-cell office:value-type="string" calcext:value-type="string">
            <text:p>file.py:749(run)</text:p>
          </table:table-cell>
          <table:table-cell office:value-type="float" office:value="65.662" calcext:value-type="float">
            <text:p>65.662</text:p>
          </table:table-cell>
          <table:table-cell table:style-name="Default" office:value-type="float" office:value="151.216" calcext:value-type="float">
            <text:p>151.216</text:p>
          </table:table-cell>
          <table:table-cell office:value-type="string" calcext:value-type="string">
            <text:p>file.py:723(run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ile.py:776(run_simulation)</text:p>
          </table:table-cell>
          <table:table-cell office:value-type="float" office:value="67.64" calcext:value-type="float">
            <text:p>67.64</text:p>
          </table:table-cell>
          <table:table-cell office:value-type="float" office:value="65.691" calcext:value-type="float">
            <text:p>65.691</text:p>
          </table:table-cell>
          <table:table-cell office:value-type="string" calcext:value-type="string">
            <text:p>file.py:777(run_simulation)</text:p>
          </table:table-cell>
          <table:table-cell office:value-type="float" office:value="65.691" calcext:value-type="float">
            <text:p>65.691</text:p>
          </table:table-cell>
          <table:table-cell table:style-name="Default" office:value-type="float" office:value="151.232" calcext:value-type="float">
            <text:p>151.232</text:p>
          </table:table-cell>
          <table:table-cell office:value-type="string" calcext:value-type="string">
            <text:p>file.py:747(run_simulation)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file.py:523(dot_stack)</text:p>
          </table:table-cell>
          <table:table-cell office:value-type="float" office:value="3.726" calcext:value-type="float">
            <text:p>3.7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file.py:489(grad_stack)</text:p>
          </table:table-cell>
          <table:table-cell office:value-type="float" office:value="4.559" calcext:value-type="float">
            <text:p>4.559</text:p>
          </table:table-cell>
          <table:table-cell table:number-columns-repeated="10"/>
        </table:table-row>
        <table:table-row table:style-name="ro1" table:number-rows-repeated="19">
          <table:table-cell table:number-columns-repeated="18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]/99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.py:471(init_phi_fl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]/99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.py:485(init_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formula="of:=[.E3]/99" office:value-type="percentage" office:value="0.00016161616161616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.py:562(BC_zero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formula="of:=[.E4]/99" office:value-type="percentage" office:value="0.00018181818181818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.py:548(BC_neg_standar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17" calcext:value-type="float">
            <text:p>16017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table:formula="of:=[.E5]/99" office:value-type="percentage" office:value="0.00127272727272727" calcext:value-type="percentage">
            <text:p>0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.py:534(BC_standar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494" calcext:value-type="float">
            <text:p>0.494</text:p>
          </table:table-cell>
          <table:table-cell office:value-type="float" office:value="0" calcext:value-type="float">
            <text:p>0</text:p>
          </table:table-cell>
          <table:table-cell office:value-type="float" office:value="0.494" calcext:value-type="float">
            <text:p>0.494</text:p>
          </table:table-cell>
          <table:table-cell table:formula="of:=[.E6]/99" office:value-type="percentage" office:value="0.00498989898989899" calcext:value-type="percentage">
            <text:p>0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.py:599(calc_omeg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table:formula="of:=[.E7]/99" office:value-type="percentage" office:value="0.00536363636363636" calcext:value-type="percentage">
            <text:p>0.54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internals&gt;:177(sta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562" calcext:value-type="float">
            <text:p>0.56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2" calcext:value-type="float">
            <text:p>0.562</text:p>
          </table:table-cell>
          <table:table-cell table:formula="of:=[.E8]/99" office:value-type="percentage" office:value="0.00567676767676768" calcext:value-type="percentage">
            <text:p>0.57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ile.py:604(calc_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table:formula="of:=[.E9]/99" office:value-type="percentage" office:value="0.00661616161616162" calcext:value-type="percentage">
            <text:p>0.66%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internals&gt;:177(savez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5" calcext:value-type="float">
            <text:p>0.915</text:p>
          </table:table-cell>
          <table:table-cell table:formula="of:=[.E10]/99" office:value-type="percentage" office:value="0.00924242424242424" calcext:value-type="percentage">
            <text:p>0.92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ile.py:593(calc_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131" calcext:value-type="float">
            <text:p>1.131</text:p>
          </table:table-cell>
          <table:table-cell table:formula="of:=[.E11]/99" office:value-type="percentage" office:value="0.0114242424242424" calcext:value-type="percentage">
            <text:p>1.14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ile.py:529(neg_do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318" calcext:value-type="float">
            <text:p>0.318</text:p>
          </table:table-cell>
          <table:table-cell office:value-type="float" office:value="0" calcext:value-type="float">
            <text:p>0</text:p>
          </table:table-cell>
          <table:table-cell office:value-type="float" office:value="1.366" calcext:value-type="float">
            <text:p>1.366</text:p>
          </table:table-cell>
          <table:table-cell table:formula="of:=[.E12]/99" office:value-type="percentage" office:value="0.0137979797979798" calcext:value-type="percentage">
            <text:p>1.38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ile.py:586(calc_mu_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office:value-type="float" office:value="1.686" calcext:value-type="float">
            <text:p>1.686</text:p>
          </table:table-cell>
          <table:table-cell office:value-type="float" office:value="0" calcext:value-type="float">
            <text:p>0</text:p>
          </table:table-cell>
          <table:table-cell office:value-type="float" office:value="1.686" calcext:value-type="float">
            <text:p>1.686</text:p>
          </table:table-cell>
          <table:table-cell table:formula="of:=[.E13]/99" office:value-type="percentage" office:value="0.017030303030303" calcext:value-type="percentage">
            <text:p>1.7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.py:516(div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office:value-type="float" office:value="1.806" calcext:value-type="float">
            <text:p>1.806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6" calcext:value-type="float">
            <text:p>1.806</text:p>
          </table:table-cell>
          <table:table-cell table:formula="of:=[.E14]/99" office:value-type="percentage" office:value="0.0182424242424242" calcext:value-type="percentage">
            <text:p>1.82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ile.py:511(l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983" calcext:value-type="float">
            <text:p>0.983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7" calcext:value-type="float">
            <text:p>1.927</text:p>
          </table:table-cell>
          <table:table-cell table:formula="of:=[.E15]/99" office:value-type="percentage" office:value="0.0194646464646465" calcext:value-type="percentage">
            <text:p>1.95%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file.py:576(calc_mu_phi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2.438" calcext:value-type="float">
            <text:p>2.438</text:p>
          </table:table-cell>
          <table:table-cell table:formula="of:=[.E16]/99" office:value-type="percentage" office:value="0.0246262626262626" calcext:value-type="percentage">
            <text:p>2.46%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internals&gt;:177(su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0" calcext:value-type="float">
            <text:p>10010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table:formula="of:=[.E17]/99" office:value-type="percentage" office:value="0.025050505050505" calcext:value-type="percentage">
            <text:p>2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.py:506(dev_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646" calcext:value-type="float">
            <text:p>0.646</text:p>
          </table:table-cell>
          <table:table-cell office:value-type="float" office:value="0.001" calcext:value-type="float">
            <text:p>0.001</text:p>
          </table:table-cell>
          <table:table-cell office:value-type="float" office:value="2.529" calcext:value-type="float">
            <text:p>2.529</text:p>
          </table:table-cell>
          <table:table-cell table:formula="of:=[.E18]/99" office:value-type="percentage" office:value="0.0255454545454545" calcext:value-type="percentage">
            <text:p>2.55%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file.py:636(update_phi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0" calcext:value-type="float">
            <text:p>10010</text:p>
          </table:table-cell>
          <table:table-cell office:value-type="float" office:value="2.643" calcext:value-type="float">
            <text:p>2.643</text:p>
          </table:table-cell>
          <table:table-cell office:value-type="float" office:value="0" calcext:value-type="float">
            <text:p>0</text:p>
          </table:table-cell>
          <table:table-cell office:value-type="float" office:value="2.643" calcext:value-type="float">
            <text:p>2.643</text:p>
          </table:table-cell>
          <table:table-cell table:formula="of:=[.E19]/99" office:value-type="percentage" office:value="0.0266969696969697" calcext:value-type="percentage">
            <text:p>2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.py:501(dev_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.174" calcext:value-type="float">
            <text:p>1.174</text:p>
          </table:table-cell>
          <table:table-cell office:value-type="float" office:value="0.001" calcext:value-type="float">
            <text:p>0.001</text:p>
          </table:table-cell>
          <table:table-cell office:value-type="float" office:value="3.29" calcext:value-type="float">
            <text:p>3.29</text:p>
          </table:table-cell>
          <table:table-cell table:formula="of:=[.E20]/99" office:value-type="percentage" office:value="0.0332323232323232" calcext:value-type="percentage">
            <text:p>3.32%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file.py:611(calc_sigm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.299" calcext:value-type="float">
            <text:p>1.299</text:p>
          </table:table-cell>
          <table:table-cell office:value-type="float" office:value="0.001" calcext:value-type="float">
            <text:p>0.001</text:p>
          </table:table-cell>
          <table:table-cell office:value-type="float" office:value="3.622" calcext:value-type="float">
            <text:p>3.622</text:p>
          </table:table-cell>
          <table:table-cell table:formula="of:=[.E21]/99" office:value-type="percentage" office:value="0.0365858585858586" calcext:value-type="percentage">
            <text:p>3.66%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file.py:641(update_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2.092" calcext:value-type="float">
            <text:p>2.092</text:p>
          </table:table-cell>
          <table:table-cell office:value-type="float" office:value="0.002" calcext:value-type="float">
            <text:p>0.002</text:p>
          </table:table-cell>
          <table:table-cell office:value-type="float" office:value="4.209" calcext:value-type="float">
            <text:p>4.209</text:p>
          </table:table-cell>
          <table:table-cell table:formula="of:=[.E22]/99" office:value-type="percentage" office:value="0.0425151515151515" calcext:value-type="percentage">
            <text:p>4.25%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file.py:625(calc_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2.661" calcext:value-type="float">
            <text:p>2.661</text:p>
          </table:table-cell>
          <table:table-cell office:value-type="float" office:value="0.003" calcext:value-type="float">
            <text:p>0.003</text:p>
          </table:table-cell>
          <table:table-cell office:value-type="float" office:value="7.052" calcext:value-type="float">
            <text:p>7.052</text:p>
          </table:table-cell>
          <table:table-cell table:formula="of:=[.E23]/99" office:value-type="percentage" office:value="0.0712323232323232" calcext:value-type="percentage">
            <text:p>7.12%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file.py:650(update_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12" calcext:value-type="float">
            <text:p>12012</text:p>
          </table:table-cell>
          <table:table-cell office:value-type="float" office:value="8.58" calcext:value-type="float">
            <text:p>8.58</text:p>
          </table:table-cell>
          <table:table-cell office:value-type="float" office:value="0.001" calcext:value-type="float">
            <text:p>0.001</text:p>
          </table:table-cell>
          <table:table-cell office:value-type="float" office:value="8.58" calcext:value-type="float">
            <text:p>8.58</text:p>
          </table:table-cell>
          <table:table-cell table:formula="of:=[.E24]/99" office:value-type="percentage" office:value="0.0866666666666667" calcext:value-type="percentage">
            <text:p>8.67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ile.py:522(do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7.245" calcext:value-type="float">
            <text:p>17.245</text:p>
          </table:table-cell>
          <table:table-cell table:formula="of:=[.E25]/99" office:value-type="percentage" office:value="0.174191919191919" calcext:value-type="percentage">
            <text:p>17.42%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internals&gt;:177(fft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7.498" calcext:value-type="float">
            <text:p>17.498</text:p>
          </table:table-cell>
          <table:table-cell table:formula="of:=[.E26]/99" office:value-type="percentage" office:value="0.176747474747475" calcext:value-type="percentage">
            <text:p>17.67%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internals&gt;:177(ifft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28.357" calcext:value-type="float">
            <text:p>28.357</text:p>
          </table:table-cell>
          <table:table-cell office:value-type="float" office:value="0.028" calcext:value-type="float">
            <text:p>0.028</text:p>
          </table:table-cell>
          <table:table-cell office:value-type="float" office:value="66.287" calcext:value-type="float">
            <text:p>66.287</text:p>
          </table:table-cell>
          <table:table-cell table:formula="of:=[.E27]/99" office:value-type="percentage" office:value="0.669565656565657" calcext:value-type="percentage">
            <text:p>66.96%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file.py:661(update_u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2.208" calcext:value-type="float">
            <text:p>2.208</text:p>
          </table:table-cell>
          <table:table-cell office:value-type="float" office:value="0.002" calcext:value-type="float">
            <text:p>0.002</text:p>
          </table:table-cell>
          <table:table-cell office:value-type="float" office:value="98.112" calcext:value-type="float">
            <text:p>98.112</text:p>
          </table:table-cell>
          <table:table-cell table:formula="of:=[.E28]/99" office:value-type="percentage" office:value="0.991030303030303" calcext:value-type="percentage">
            <text:p>99.10%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file.py:687(update_a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98.771" calcext:value-type="float">
            <text:p>98.771</text:p>
          </table:table-cell>
          <table:table-cell table:formula="of:=[.E29]/99" office:value-type="percentage" office:value="0.997686868686869" calcext:value-type="percentage">
            <text:p>99.77%</text:p>
          </table:table-cell>
          <table:table-cell office:value-type="float" office:value="98.771" calcext:value-type="float">
            <text:p>98.771</text:p>
          </table:table-cell>
          <table:table-cell office:value-type="string" calcext:value-type="string">
            <text:p>file.py:740(ru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98.801" calcext:value-type="float">
            <text:p>98.801</text:p>
          </table:table-cell>
          <table:table-cell table:formula="of:=[.E30]/99" office:value-type="percentage" office:value="0.997989898989899" calcext:value-type="percentage">
            <text:p>99.80%</text:p>
          </table:table-cell>
          <table:table-cell office:value-type="float" office:value="98.801" calcext:value-type="float">
            <text:p>98.801</text:p>
          </table:table-cell>
          <table:table-cell office:value-type="string" calcext:value-type="string">
            <text:p>file.py:769(run_simulation)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`</text:p>
          </table:table-cell>
          <table:table-cell table:number-columns-repeated="4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4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0" table:default-cell-style-name="Default"/>
        <table:table-row table:style-name="ro1">
          <table:table-cell/>
          <table:table-cell office:value-type="float" office:value="120012" calcext:value-type="float">
            <text:p>120012</text:p>
          </table:table-cell>
          <table:table-cell office:value-type="float" office:value="127.634" calcext:value-type="float">
            <text:p>127.634</text:p>
          </table:table-cell>
          <table:table-cell office:value-type="float" office:value="0.001" calcext:value-type="float">
            <text:p>0.001</text:p>
          </table:table-cell>
          <table:table-cell office:value-type="float" office:value="127.83" calcext:value-type="float">
            <text:p>127.83</text:p>
          </table:table-cell>
          <table:table-cell table:formula="of:=[.E1]/1130" office:value-type="percentage" office:value="0.11312389380531" calcext:value-type="percentage">
            <text:p>11.31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ersion.py:49(dot)</text:p>
          </table:table-cell>
        </table:table-row>
        <table:table-row table:style-name="ro1">
          <table:table-cell/>
          <table:table-cell office:value-type="float" office:value="40004" calcext:value-type="float">
            <text:p>40004</text:p>
          </table:table-cell>
          <table:table-cell office:value-type="float" office:value="38.156" calcext:value-type="float">
            <text:p>38.156</text:p>
          </table:table-cell>
          <table:table-cell office:value-type="float" office:value="0.001" calcext:value-type="float">
            <text:p>0.001</text:p>
          </table:table-cell>
          <table:table-cell office:value-type="float" office:value="38.205" calcext:value-type="float">
            <text:p>38.205</text:p>
          </table:table-cell>
          <table:table-cell table:formula="of:=[.E2]/1130" office:value-type="percentage" office:value="0.0338097345132743" calcext:value-type="percentage">
            <text:p>3.38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ersion.py:42(div)</text:p>
          </table:table-cell>
        </table:table-row>
        <table:table-row table:style-name="ro1">
          <table:table-cell/>
          <table:table-cell office:value-type="float" office:value="30003" calcext:value-type="float">
            <text:p>30003</text:p>
          </table:table-cell>
          <table:table-cell office:value-type="float" office:value="37.837" calcext:value-type="float">
            <text:p>37.837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87" calcext:value-type="float">
            <text:p>37.887</text:p>
          </table:table-cell>
          <table:table-cell table:formula="of:=[.E3]/1130" office:value-type="percentage" office:value="0.0335283185840708" calcext:value-type="percentage">
            <text:p>3.35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ersion.py:36(lap)</text:p>
          </table:table-cell>
        </table:table-row>
        <table:table-row table:style-name="ro1">
          <table:table-cell/>
          <table:table-cell office:value-type="float" office:value="100010" calcext:value-type="float">
            <text:p>100010</text:p>
          </table:table-cell>
          <table:table-cell office:value-type="float" office:value="33.554" calcext:value-type="float">
            <text:p>33.554</text:p>
          </table:table-cell>
          <table:table-cell office:value-type="float" office:value="0" calcext:value-type="float">
            <text:p>0</text:p>
          </table:table-cell>
          <table:table-cell office:value-type="float" office:value="33.669" calcext:value-type="float">
            <text:p>33.669</text:p>
          </table:table-cell>
          <table:table-cell table:formula="of:=[.E4]/1130" office:value-type="percentage" office:value="0.0297955752212389" calcext:value-type="percentage">
            <text:p>2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sion.py:24(dev_x)</text:p>
          </table:table-cell>
        </table:table-row>
        <table:table-row table:style-name="ro1">
          <table:table-cell/>
          <table:table-cell office:value-type="float" office:value="100010" calcext:value-type="float">
            <text:p>100010</text:p>
          </table:table-cell>
          <table:table-cell office:value-type="float" office:value="31.96" calcext:value-type="float">
            <text:p>31.96</text:p>
          </table:table-cell>
          <table:table-cell office:value-type="float" office:value="0" calcext:value-type="float">
            <text:p>0</text:p>
          </table:table-cell>
          <table:table-cell office:value-type="float" office:value="32.043" calcext:value-type="float">
            <text:p>32.043</text:p>
          </table:table-cell>
          <table:table-cell table:formula="of:=[.E5]/1130" office:value-type="percentage" office:value="0.0283566371681416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sion.py:30(dev_y)</text:p>
          </table:table-cell>
        </table:table-row>
        <table:table-row table:style-name="ro1">
          <table:table-cell/>
          <table:table-cell office:value-type="float" office:value="20002" calcext:value-type="float">
            <text:p>20002</text:p>
          </table:table-cell>
          <table:table-cell office:value-type="float" office:value="29.468" calcext:value-type="float">
            <text:p>29.468</text:p>
          </table:table-cell>
          <table:table-cell office:value-type="float" office:value="0.001" calcext:value-type="float">
            <text:p>0.001</text:p>
          </table:table-cell>
          <table:table-cell office:value-type="float" office:value="29.495" calcext:value-type="float">
            <text:p>29.495</text:p>
          </table:table-cell>
          <table:table-cell table:formula="of:=[.E6]/1130" office:value-type="percentage" office:value="0.0261017699115044" calcext:value-type="percentage">
            <text:p>2.61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ersion.py:55(neg_dot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62.334" calcext:value-type="float">
            <text:p>462.334</text:p>
          </table:table-cell>
          <table:table-cell office:value-type="float" office:value="1129.802" calcext:value-type="float">
            <text:p>1129.802</text:p>
          </table:table-cell>
          <table:table-cell table:formula="of:=[.E7]/1130" office:value-type="percentage" office:value="0.999824778761062" calcext:value-type="percentage">
            <text:p>99.98%</text:p>
          </table:table-cell>
          <table:table-cell office:value-type="float" office:value="1129.802" calcext:value-type="float">
            <text:p>1129.802</text:p>
          </table:table-cell>
          <table:table-cell office:value-type="string" calcext:value-type="string">
            <text:p>version.py:191(main)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121.677" calcext:value-type="float">
            <text:p>121.677</text:p>
          </table:table-cell>
          <table:table-cell office:value-type="float" office:value="0.012" calcext:value-type="float">
            <text:p>0.012</text:p>
          </table:table-cell>
          <table:table-cell office:value-type="float" office:value="121.677" calcext:value-type="float">
            <text:p>121.677</text:p>
          </table:table-cell>
          <table:table-cell table:formula="of:=[.E12]/1310" office:value-type="percentage" office:value="0.0928832061068702" calcext:value-type="percentage">
            <text:p>9.29%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version.py:228(calc_f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117.584" calcext:value-type="float">
            <text:p>117.584</text:p>
          </table:table-cell>
          <table:table-cell office:value-type="float" office:value="0.012" calcext:value-type="float">
            <text:p>0.012</text:p>
          </table:table-cell>
          <table:table-cell office:value-type="float" office:value="117.584" calcext:value-type="float">
            <text:p>117.584</text:p>
          </table:table-cell>
          <table:table-cell table:formula="of:=[.E13]/1310" office:value-type="percentage" office:value="0.0897587786259542" calcext:value-type="percentage">
            <text:p>8.98%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version.py:255(update_p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85.979" calcext:value-type="float">
            <text:p>85.979</text:p>
          </table:table-cell>
          <table:table-cell office:value-type="float" office:value="0.009" calcext:value-type="float">
            <text:p>0.009</text:p>
          </table:table-cell>
          <table:table-cell office:value-type="float" office:value="85.979" calcext:value-type="float">
            <text:p>85.979</text:p>
          </table:table-cell>
          <table:table-cell table:formula="of:=[.E14]/1310" office:value-type="percentage" office:value="0.0656328244274809" calcext:value-type="percentage">
            <text:p>6.56%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version.py:219(calc_sigma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53.042" calcext:value-type="float">
            <text:p>53.042</text:p>
          </table:table-cell>
          <table:table-cell office:value-type="float" office:value="0.005" calcext:value-type="float">
            <text:p>0.005</text:p>
          </table:table-cell>
          <table:table-cell office:value-type="float" office:value="53.042" calcext:value-type="float">
            <text:p>53.042</text:p>
          </table:table-cell>
          <table:table-cell table:formula="of:=[.E15]/1310" office:value-type="percentage" office:value="0.0404900763358779" calcext:value-type="percentage">
            <text:p>4.05%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version.py:191(calc_mu_phi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38.418" calcext:value-type="float">
            <text:p>38.418</text:p>
          </table:table-cell>
          <table:table-cell office:value-type="float" office:value="0.004" calcext:value-type="float">
            <text:p>0.004</text:p>
          </table:table-cell>
          <table:table-cell office:value-type="float" office:value="38.418" calcext:value-type="float">
            <text:p>38.418</text:p>
          </table:table-cell>
          <table:table-cell table:formula="of:=[.E16]/1310" office:value-type="percentage" office:value="0.0293267175572519" calcext:value-type="percentage">
            <text:p>2.93%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version.py:251(update_c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25.584" calcext:value-type="float">
            <text:p>25.584</text:p>
          </table:table-cell>
          <table:table-cell office:value-type="float" office:value="0.003" calcext:value-type="float">
            <text:p>0.003</text:p>
          </table:table-cell>
          <table:table-cell office:value-type="float" office:value="25.584" calcext:value-type="float">
            <text:p>25.584</text:p>
          </table:table-cell>
          <table:table-cell table:formula="of:=[.E17]/1310" office:value-type="percentage" office:value="0.0195297709923664" calcext:value-type="percentage">
            <text:p>1.95%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ersion.py:247(update_phi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20.961" calcext:value-type="float">
            <text:p>20.961</text:p>
          </table:table-cell>
          <table:table-cell office:value-type="float" office:value="0.002" calcext:value-type="float">
            <text:p>0.002</text:p>
          </table:table-cell>
          <table:table-cell office:value-type="float" office:value="20.961" calcext:value-type="float">
            <text:p>20.961</text:p>
          </table:table-cell>
          <table:table-cell table:formula="of:=[.E18]/1310" office:value-type="percentage" office:value="0.0160007633587786" calcext:value-type="percentage">
            <text:p>1.60%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ersion.py:207(calc_omega_D)</text:p>
          </table:table-cell>
        </table:table-row>
        <table:table-row table:style-name="ro1">
          <table:table-cell/>
          <table:table-cell office:value-type="float" office:value="50005" calcext:value-type="float">
            <text:p>50005</text:p>
          </table:table-cell>
          <table:table-cell office:value-type="float" office:value="20.025" calcext:value-type="float">
            <text:p>20.025</text:p>
          </table:table-cell>
          <table:table-cell office:value-type="float" office:value="0" calcext:value-type="float">
            <text:p>0</text:p>
          </table:table-cell>
          <table:table-cell office:value-type="float" office:value="20.113" calcext:value-type="float">
            <text:p>20.113</text:p>
          </table:table-cell>
          <table:table-cell table:formula="of:=[.E19]/1310" office:value-type="percentage" office:value="0.0153534351145038" calcext:value-type="percentage">
            <text:p>1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sion.py:24(dev_x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17.991" calcext:value-type="float">
            <text:p>17.991</text:p>
          </table:table-cell>
          <table:table-cell office:value-type="float" office:value="0.002" calcext:value-type="float">
            <text:p>0.002</text:p>
          </table:table-cell>
          <table:table-cell office:value-type="float" office:value="17.991" calcext:value-type="float">
            <text:p>17.991</text:p>
          </table:table-cell>
          <table:table-cell table:formula="of:=[.E20]/1310" office:value-type="percentage" office:value="0.0137335877862595" calcext:value-type="percentage">
            <text:p>1.37%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ersion.py:197(calc_mu_c)</text:p>
          </table:table-cell>
        </table:table-row>
        <table:table-row table:style-name="ro1">
          <table:table-cell/>
          <table:table-cell office:value-type="float" office:value="50005" calcext:value-type="float">
            <text:p>50005</text:p>
          </table:table-cell>
          <table:table-cell office:value-type="float" office:value="15.132" calcext:value-type="float">
            <text:p>15.132</text:p>
          </table:table-cell>
          <table:table-cell office:value-type="float" office:value="0" calcext:value-type="float">
            <text:p>0</text:p>
          </table:table-cell>
          <table:table-cell office:value-type="float" office:value="15.175" calcext:value-type="float">
            <text:p>15.175</text:p>
          </table:table-cell>
          <table:table-cell table:formula="of:=[.E21]/1310" office:value-type="percentage" office:value="0.0115839694656489" calcext:value-type="percentage">
            <text:p>1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sion.py:30(dev_y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14.537" calcext:value-type="float">
            <text:p>14.537</text:p>
          </table:table-cell>
          <table:table-cell office:value-type="float" office:value="0.001" calcext:value-type="float">
            <text:p>0.001</text:p>
          </table:table-cell>
          <table:table-cell office:value-type="float" office:value="14.537" calcext:value-type="float">
            <text:p>14.537</text:p>
          </table:table-cell>
          <table:table-cell table:formula="of:=[.E22]/1310" office:value-type="percentage" office:value="0.0110969465648855" calcext:value-type="percentage">
            <text:p>1.11%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ersion.py:202(calc_h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9.167" calcext:value-type="float">
            <text:p>39.167</text:p>
          </table:table-cell>
          <table:table-cell office:value-type="float" office:value="1309.373" calcext:value-type="float">
            <text:p>1309.373</text:p>
          </table:table-cell>
          <table:table-cell table:formula="of:=[.E23]/1310" office:value-type="percentage" office:value="0.999521374045801" calcext:value-type="percentage">
            <text:p>99.95%</text:p>
          </table:table-cell>
          <table:table-cell office:value-type="float" office:value="1309.373" calcext:value-type="float">
            <text:p>1309.373</text:p>
          </table:table-cell>
          <table:table-cell office:value-type="string" calcext:value-type="string">
            <text:p>version.py:298(main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326.001" calcext:value-type="float">
            <text:p>326.001</text:p>
          </table:table-cell>
          <table:table-cell office:value-type="float" office:value="0.033" calcext:value-type="float">
            <text:p>0.033</text:p>
          </table:table-cell>
          <table:table-cell office:value-type="float" office:value="710.724" calcext:value-type="float">
            <text:p>710.724</text:p>
          </table:table-cell>
          <table:table-cell table:formula="of:=[.E24]/1310" office:value-type="percentage" office:value="0.542537404580153" calcext:value-type="percentage">
            <text:p>54.25%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version.py:270(update_u)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0.033" calcext:value-type="float">
            <text:p>30.033</text:p>
          </table:table-cell>
          <table:table-cell table:style-name="Default" office:value-type="float" office:value="1243.201" calcext:value-type="float">
            <text:p>1243.201</text:p>
          </table:table-cell>
          <table:table-cell office:value-type="float" office:value="1243.201" calcext:value-type="float">
            <text:p>1243.201</text:p>
          </table:table-cell>
          <table:table-cell office:value-type="string" calcext:value-type="string">
            <text:p>version.py:341(main)</text:p>
          </table:table-cell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727.943" calcext:value-type="float">
            <text:p>727.943</text:p>
          </table:table-cell>
          <table:table-cell office:value-type="float" office:value="0.073" calcext:value-type="float">
            <text:p>0.073</text:p>
          </table:table-cell>
          <table:table-cell table:style-name="Default" office:value-type="float" office:value="727.943" calcext:value-type="float">
            <text:p>727.943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version.py:315(update_u_ns)</text:p>
          </table:table-cell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116.151" calcext:value-type="float">
            <text:p>116.151</text:p>
          </table:table-cell>
          <table:table-cell office:value-type="float" office:value="0.012" calcext:value-type="float">
            <text:p>0.012</text:p>
          </table:table-cell>
          <table:table-cell table:style-name="Default" office:value-type="float" office:value="116.151" calcext:value-type="float">
            <text:p>116.15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version.py:240(calc_f)</text:p>
          </table:table-cell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96.89" calcext:value-type="float">
            <text:p>96.89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float" office:value="96.89" calcext:value-type="float">
            <text:p>96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ersion.py:271(update_p)</text:p>
          </table:table-cell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55.921" calcext:value-type="float">
            <text:p>55.921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55.921" calcext:value-type="float">
            <text:p>55.92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version.py:226(calc_sigma)</text:p>
          </table:table-cell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41.472" calcext:value-type="float">
            <text:p>41.472</text:p>
          </table:table-cell>
          <table:table-cell office:value-type="float" office:value="0.004" calcext:value-type="float">
            <text:p>0.004</text:p>
          </table:table-cell>
          <table:table-cell table:style-name="Default" office:value-type="float" office:value="41.472" calcext:value-type="float">
            <text:p>41.47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version.py:194(calc_mu_phi)</text:p>
          </table:table-cell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36.925" calcext:value-type="float">
            <text:p>36.925</text:p>
          </table:table-cell>
          <table:table-cell office:value-type="float" office:value="0.004" calcext:value-type="float">
            <text:p>0.004</text:p>
          </table:table-cell>
          <table:table-cell table:style-name="Default" office:value-type="float" office:value="36.925" calcext:value-type="float">
            <text:p>36.92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version.py:266(update_c)</text:p>
          </table:table-cell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24.811" calcext:value-type="float">
            <text:p>24.811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24.811" calcext:value-type="float">
            <text:p>24.81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ersion.py:261(update_phi)</text:p>
          </table:table-cell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16.552" calcext:value-type="float">
            <text:p>16.552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16.552" calcext:value-type="float">
            <text:p>16.55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ersion.py:201(calc_mu_c)</text:p>
          </table:table-cell>
        </table:table-row>
        <table:table-row table:style-name="ro1">
          <table:table-cell table:number-columns-repeated="2"/>
          <table:table-cell office:value-type="float" office:value="50005" calcext:value-type="float">
            <text:p>50005</text:p>
          </table:table-cell>
          <table:table-cell office:value-type="float" office:value="15.009" calcext:value-type="float">
            <text:p>15.0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.091" calcext:value-type="float">
            <text:p>15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sion.py:24(dev_x)</text:p>
          </table:table-cell>
        </table:table-row>
        <table:table-row table:style-name="ro1">
          <table:table-cell table:number-columns-repeated="2"/>
          <table:table-cell office:value-type="float" office:value="50005" calcext:value-type="float">
            <text:p>50005</text:p>
          </table:table-cell>
          <table:table-cell office:value-type="float" office:value="14.522" calcext:value-type="float">
            <text:p>14.5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sion.py:30(dev_y)</text:p>
          </table:table-cell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13.576" calcext:value-type="float">
            <text:p>13.576</text:p>
          </table:table-cell>
          <table:table-cell office:value-type="float" office:value="0.001" calcext:value-type="float">
            <text:p>0.001</text:p>
          </table:table-cell>
          <table:table-cell table:style-name="Default" office:value-type="float" office:value="13.576" calcext:value-type="float">
            <text:p>13.57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ersion.py:207(calc_h)</text:p>
          </table:table-cell>
        </table:table-row>
      </table:table>
      <table:named-expressions/>
      <table:database-ranges>
        <table:database-range table:name="__Anonymous_Sheet_DB__0" table:target-range-address="Sheet1.A1:Sheet1.J3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B1:Sheet2.J25" table:contains-header="false">
          <table:sort>
            <table:sort-by table:field-number="3" table:data-type="automatic"/>
          </table:sort>
        </table:database-range>
        <table:database-range table:name="__Anonymous_Sheet_DB__2" table:target-range-address="Sheet3.B1:Sheet3.H3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00:44.993636197</meta:creation-date>
    <dc:date>2024-11-28T16:25:00.151799453</dc:date>
    <meta:editing-duration>PT3H54M10S</meta:editing-duration>
    <meta:editing-cycles>6</meta:editing-cycles>
    <meta:generator>LibreOffice/7.3.7.2$Linux_X86_64 LibreOffice_project/30$Build-2</meta:generator>
    <meta:document-statistic meta:table-count="4" meta:cell-count="1250" meta:object-count="0"/>
  </office:meta>
</office:document-meta>
</file>